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b4c7dc" fo:border="0.06pt solid #000000"/>
    </style:style>
    <style:style style:name="ce4" style:family="table-cell" style:parent-style-name="Default">
      <style:table-cell-properties fo:background-color="#2a6099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ff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32" table:default-cell-style-name="ce5"/>
        <table:table-column table:style-name="co2" table:default-cell-style-name="ce2"/>
        <table:table-column table:style-name="co2" table:number-columns-repeated="990" table:default-cell-style-name="Default"/>
        <table:table-row table:style-name="ro1"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FUNCT 7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style-name="ce6" table:number-columns-repeated="5"/>
          <table:table-cell table:number-columns-repeated="1011"/>
        </table:table-row>
        <table:table-row table:style-name="ro2">
          <table:table-cell office:value-type="string" calcext:value-type="string">
            <text:p>RS 2</text:p>
          </table:table-cell>
          <table:table-cell table:number-columns-repeated="7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S 1</text:p>
          </table:table-cell>
          <table:table-cell table:number-columns-repeated="12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UNCT 3</text:p>
          </table:table-cell>
          <table:table-cell table:number-columns-repeated="17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D</text:p>
          </table:table-cell>
          <table:table-cell table:number-columns-repeated="20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OPCODE</text:p>
          </table:table-cell>
          <table:table-cell table:number-columns-repeated="25"/>
          <table:table-cell table:number-columns-repeated="7" table:style-name="ce4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IMMEDIATE I-TYPE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MMEDIATE</text:p>
          </table:table-cell>
          <table:table-cell table:number-columns-repeated="20" table:style-name="ce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table:number-columns-repeated="33"/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27:41.425101143</meta:creation-date>
    <dc:date>2020-09-04T16:56:14.137655543</dc:date>
    <meta:editing-duration>PT18M22S</meta:editing-duration>
    <meta:editing-cycles>2</meta:editing-cycles>
    <meta:generator>LibreOffice/6.4.5.2$Linux_X86_64 LibreOffice_project/40$Build-2</meta:generator>
    <meta:document-statistic meta:table-count="1" meta:cell-count="104" meta:object-count="0"/>
  </office:meta>
</office:document-meta>
</file>